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// ---------------Assignment No.B18</text:span><text:span text:style-name="T3">----------------</text:span></text:p>
      <text:p text:style-name="Normal"><text:span text:style-name="T4">//Title:- Write C++ program to generate snowflake curve using concept of fractals.</text:span></text:p>
      <text:p text:style-name="Normal"/>
      <text:p text:style-name="Normal"><text:span text:style-name="T5">#include&lt;graphics.h&gt;</text:span></text:p>
      <text:p text:style-name="Normal"><text:span text:style-name="T6">#include&lt;iostream&gt;</text:span></text:p>
      <text:p text:style-name="Normal"><text:span text:style-name="T7">#include&lt;math.h&gt;</text:span></text:p>
      <text:p text:style-name="Normal"/>
      <text:p text:style-name="Normal"><text:span text:style-name="T8">using namespace std;</text:span></text:p>
      <text:p text:style-name="Normal"/>
      <text:p text:style-name="Normal"><text:span text:style-name="T9">void scurve(int x1, int y1, int x2, int<text:s/></text:span><text:span text:style-name="T10">y2, int it)</text:span></text:p>
      <text:p text:style-name="Normal"><text:span text:style-name="T11">{</text:span></text:p>
      <text:p text:style-name="Normal"><text:span text:style-name="T12"><text:s text:c="6"/>float angle = 60*M_PI/180;</text:span></text:p>
      <text:p text:style-name="Normal"><text:span text:style-name="T13"><text:s text:c="6"/>int x3 = (2*x1+x2)/3;</text:span></text:p>
      <text:p text:style-name="Normal"><text:span text:style-name="T14"><text:s text:c="6"/>int y3 = (2*y1+y2)/3;</text:span></text:p>
      <text:p text:style-name="Normal"/>
      <text:p text:style-name="Normal"><text:span text:style-name="T15"><text:s text:c="6"/>int x4 = (x1+2*x2)/3;</text:span></text:p>
      <text:p text:style-name="Normal"><text:span text:style-name="T16"><text:s text:c="6"/>int y4 = (y1+2*y2)/3;</text:span></text:p>
      <text:p text:style-name="Normal"/>
      <text:p text:style-name="Normal"><text:span text:style-name="T17"><text:s text:c="6"/>int x = x3 + (x4-x3)*cos(angle)+(y4-y3)*sin(angle);</text:span></text:p>
      <text:p text:style-name="Normal"><text:span text:style-name="T18"><text:s text:c="6"/>int y = y3 - (x4-x3)*sin(angle)</text:span><text:span text:style-name="T19">+(y4-y3)*cos(angle);</text:span></text:p>
      <text:p text:style-name="Normal"/>
      <text:p text:style-name="Normal"><text:span text:style-name="T20"><text:s text:c="6"/>if(it &gt; 0)</text:span></text:p>
      <text:p text:style-name="Normal"><text:span text:style-name="T21"><text:s text:c="6"/>{</text:span></text:p>
      <text:p text:style-name="Normal"><text:span text:style-name="T22"><text:s text:c="12"/>scurve(x1, y1, x3, y3, it-1);</text:span></text:p>
      <text:p text:style-name="Normal"><text:span text:style-name="T23"><text:s text:c="12"/>scurve(x3, y3, x, y, it-1);</text:span></text:p>
      <text:p text:style-name="Normal"><text:span text:style-name="T24"><text:s text:c="12"/>scurve(x, y, x4, y4, it-1);</text:span></text:p>
      <text:p text:style-name="Normal"><text:span text:style-name="T25"><text:s text:c="12"/>scurve(x4, y4, x2, y2, it-1);</text:span></text:p>
      <text:p text:style-name="Normal"><text:span text:style-name="T26"><text:s text:c="6"/>}</text:span></text:p>
      <text:p text:style-name="Normal"><text:span text:style-name="T27"><text:s text:c="6"/>else</text:span></text:p>
      <text:p text:style-name="Normal"><text:span text:style-name="T28"><text:s text:c="6"/>{</text:span></text:p>
      <text:p text:style-name="Normal"><text:span text:style-name="T29"><text:s text:c="11"/></text:span><text:span text:style-name="T30">line(x1, y1, x3, y3);</text:span></text:p>
      <text:p text:style-name="Normal"><text:span text:style-name="T31"><text:s text:c="11"/>line(x3, y3, x, y);</text:span></text:p>
      <text:p text:style-name="Normal"><text:span text:style-name="T32"><text:s text:c="11"/>line(x, y, x4, y4);</text:span></text:p>
      <text:p text:style-name="Normal"><text:span text:style-name="T33"><text:s text:c="11"/>line(x4, y4, x2, y2);</text:span></text:p>
      <text:p text:style-name="Normal"><text:span text:style-name="T34"><text:s text:c="10"/>// delay(50);</text:span></text:p>
      <text:p text:style-name="Normal"><text:span text:style-name="T35"><text:s text:c="6"/>}</text:span></text:p>
      <text:p text:style-name="Normal"><text:span text:style-name="T36">}</text:span></text:p>
      <text:p text:style-name="Normal"/>
      <text:p text:style-name="Normal"><text:span text:style-name="T37">int main(void)</text:span></text:p>
      <text:p text:style-name="Normal"><text:span text:style-name="T38">{</text:span></text:p>
      <text:p text:style-name="Normal"><text:span text:style-name="T39"><text:s text:c="6"/>int gd = DETECT, gm;</text:span></text:p>
      <text:p text:style-name="Normal"><text:span text:style-name="T40"><text:s text:c="6"/>initgraph(&amp;gd, &amp;gm, NULL);</text:span></text:p>
      <text:p text:style-name="Normal"><text:span text:style-name="T41"><text:s text:c="6"/></text:span></text:p>
      <text:p text:style-name="Normal"><text:span text:style-name="T42"><text:s text:c="6"/>int x1,x2,y1,</text:span><text:span text:style-name="T43">y2,x3,y3,it;</text:span></text:p>
      <text:p text:style-name="Normal"><text:span text:style-name="T44"><text:s text:c="6"/></text:span></text:p>
      <text:p text:style-name="Normal"><text:span text:style-name="T45"><text:s text:c="6"/>cout&lt;&lt;"Enter coordinates of triangle(x1,y1,x2,y2,x3,y3):";</text:span></text:p>
      <text:p text:style-name="Normal"><text:span text:style-name="T46"><text:s text:c="6"/>cin&gt;&gt;x1&gt;&gt;y1&gt;&gt;x2&gt;&gt;y2&gt;&gt;x3&gt;&gt;y3;</text:span></text:p>
      <text:p text:style-name="Normal"/>
      <text:p text:style-name="Normal"><text:span text:style-name="T47"><text:s text:c="6"/>//int x1 = 200, y1 = 200, x2 = 400, y2 = 400, x3=30 y3=400;</text:span></text:p>
      <text:p text:style-name="Normal"/>
      <text:soft-page-break/>
      <text:p text:style-name="Normal"><text:span text:style-name="T48"><text:s text:c="6"/>cout&lt;&lt;"Enter number of iterations:";</text:span></text:p>
      <text:p text:style-name="Normal"><text:span text:style-name="T49"><text:s text:c="6"/>cin&gt;&gt;it;</text:span></text:p>
      <text:p text:style-name="Normal"><text:span text:style-name="T50"><text:s/></text:span></text:p>
      <text:p text:style-name="Normal"><text:span text:style-name="T51"><text:s text:c="6"/>//</text:span><text:span text:style-name="T52">it=1,2,3,4,....</text:span></text:p>
      <text:p text:style-name="Normal"><text:span text:style-name="T53"><text:s text:c="6"/></text:span></text:p>
      <text:p text:style-name="Normal"><text:span text:style-name="T54"><text:s text:c="6"/>scurve(x1, y1, x2, y2, it);</text:span></text:p>
      <text:p text:style-name="Normal"><text:span text:style-name="T55"><text:s text:c="6"/>scurve(x2, y2, x3, y3, it);</text:span></text:p>
      <text:p text:style-name="Normal"><text:span text:style-name="T56"><text:s text:c="6"/>scurve(x3, y3, x1, y1, it);</text:span></text:p>
      <text:p text:style-name="Normal"><text:span text:style-name="T57"><text:s/></text:span></text:p>
      <text:p text:style-name="Normal"><text:span text:style-name="T58"><text:s text:c="6"/>delay(500000);</text:span></text:p>
      <text:p text:style-name="Normal"><text:span text:style-name="T59"><text:s text:c="6"/>closegraph();</text:span></text:p>
      <text:p text:style-name="Normal"><text:span text:style-name="T60"><text:s text:c="6"/>return 0;</text:span></text:p>
      <text:p text:style-name="Normal"><text:span text:style-name="T61">}</text:span></text:p>
      <text:p text:style-name="Normal"/>
      <text:p text:style-name="Normal"/>
      <text:p text:style-name="Normal"><text:span text:style-name="T62">OUTPUT:</text:span></text:p>
      <text:p text:style-name="Normal"><text:span text:style-name="T63">ssl@ssl-OptiPlex-390:~$ g++ B5.cpp -o B5 -lgraph</text:span></text:p>
      <text:p text:style-name="Normal"><text:span text:style-name="T64">ssl@ssl-OptiPlex-390:~$ ./B5</text:span></text:p>
      <text:p text:style-name="Normal"><text:span text:style-name="T65">Enter coordinates of triangle(x1,y1,x2,y2,x3,y3):</text:span></text:p>
      <text:p text:style-name="Normal"><text:span text:style-name="T66">100</text:span></text:p>
      <text:p text:style-name="Normal"><text:span text:style-name="T67">200</text:span></text:p>
      <text:p text:style-name="Normal"><text:span text:style-name="T68">200</text:span></text:p>
      <text:p text:style-name="Normal"><text:span text:style-name="T69">100</text:span></text:p>
      <text:p text:style-name="Normal"><text:span text:style-name="T70">300</text:span></text:p>
      <text:p text:style-name="Normal"><text:span text:style-name="T71">200</text:span></text:p>
      <text:p text:style-name="Normal"><text:span text:style-name="T72">Enter number of iterations:4</text:span></text:p>
      <text:p text:style-name="Normal"/>
      <text:p text:style-name="Normal"><text:span text:style-name="T73"><text:s/></text:span></text:p>
      <text:p text:style-name="Normal"><draw:frame draw:z-index="251658240" draw:id="id0" draw:style-name="a0" draw:name="Picture 1" text:anchor-type="as-char" svg:x="0in" svg:y="0in" svg:width="4.8125in" svg:height="3.78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bodh</dc:creator>
    <meta:creation-date>2017-03-23T21:34:00Z</meta:creation-date>
    <dc:date>2017-03-23T21:34:00Z</dc:date>
    <meta:template xlink:href="Normal" xlink:type="simple"/>
    <meta:editing-cycles>2</meta:editing-cycles>
    <meta:editing-duration>PT0S</meta:editing-duration>
    <meta:document-statistic meta:page-count="3" meta:paragraph-count="3" meta:word-count="251" meta:character-count="1679" meta:row-count="11" meta:non-whitespace-character-count="1431"/>
  </office:meta>
</office:document-meta>
</file>